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Thumbnails/thumbnail.png" manifest:media-type="image/png"/>
  <manifest:file-entry manifest:full-path="OleObj4" manifest:media-type="application/octet-stream"/>
  <manifest:file-entry manifest:full-path="OleObj5" manifest:media-type="application/octet-stream"/>
  <manifest:file-entry manifest:full-path="OleObj3" manifest:media-type="application/octet-stream"/>
  <manifest:file-entry manifest:full-path="Configurations2/" manifest:media-type="application/vnd.sun.xml.ui.configuration"/>
  <manifest:file-entry manifest:full-path="OleObj2" manifest:media-type="application/octet-stream"/>
  <manifest:file-entry manifest:full-path="styles.xml" manifest:media-type="text/xml"/>
  <manifest:file-entry manifest:full-path="settings.xml" manifest:media-type="text/xml"/>
  <manifest:file-entry manifest:full-path="OleObj1" manifest:media-type="application/octet-stream"/>
  <manifest:file-entry manifest:full-path="ObjectReplacements/OleObj5" manifest:media-type=""/>
  <manifest:file-entry manifest:full-path="ObjectReplacements/OleObj4" manifest:media-type=""/>
  <manifest:file-entry manifest:full-path="ObjectReplacements/OleObj3" manifest:media-type=""/>
  <manifest:file-entry manifest:full-path="ObjectReplacements/OleObj2" manifest:media-type=""/>
  <manifest:file-entry manifest:full-path="ObjectReplacements/OleObj1" manifest:media-type="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libri1" svg:font-family="Calibri"/>
    <style:font-face style:name="Cambria Math" svg:font-family="'Cambria Math'"/>
    <style:font-face style:name="Gayathri Thin" svg:font-family="'Gayathri Thin'"/>
    <style:font-face style:name="Symbol" svg:font-family="Symbol"/>
    <style:font-face style:name="Gayathri Thin1" svg:font-family="'Gayathri Thin'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Gayathri Thin" fo:font-size="12pt" fo:language="es" fo:country="ES" fo:font-weight="bold" fo:background-color="transparent" style:font-name-asian="Gayathri Thin" style:font-name-complex="Gayathri Thin"/>
    </style:style>
    <style:style style:name="P3" style:family="paragraph" style:parent-style-name="Standard">
      <style:paragraph-properties fo:line-height="100%" fo:text-align="center" style:justify-single-word="false"/>
      <style:text-properties style:use-window-font-color="true" style:font-name="Gayathri Thin" fo:font-size="16pt" fo:language="es" fo:country="ES" fo:font-weight="bold" fo:background-color="transparent" style:font-name-asian="Gayathri Thin" style:font-name-complex="Gayathri Thin"/>
    </style:style>
    <style:style style:name="P4" style:family="paragraph" style:parent-style-name="Standard">
      <style:paragraph-properties fo:line-height="150%" fo:text-align="justify" style:justify-single-word="false"/>
      <style:text-properties style:use-window-font-color="true" style:font-name="Gayathri Thin" fo:font-size="13pt" fo:language="es" fo:country="ES" fo:font-weight="bold" fo:background-color="transparent" style:font-name-asian="Gayathri Thin" style:font-name-complex="Gayathri Thin"/>
    </style:style>
    <style:style style:name="P5" style:family="paragraph" style:parent-style-name="Standard">
      <style:paragraph-properties fo:line-height="150%" fo:text-align="justify" style:justify-single-word="false"/>
      <style:text-properties style:use-window-font-color="true" style:font-name="Gayathri Thin" fo:font-size="13pt" fo:language="es" fo:country="ES" fo:font-weight="normal" fo:background-color="transparent" style:font-name-asian="Gayathri Thin" style:font-name-complex="Gayathri Thin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Gayathri Thin" fo:font-size="13pt" fo:language="es" fo:country="ES" fo:font-weight="normal" fo:background-color="transparent" style:font-name-asian="Gayathri Thin" style:font-name-complex="Gayathri Thin"/>
    </style:style>
    <style:style style:name="P7" style:family="paragraph" style:parent-style-name="Standard">
      <style:paragraph-properties fo:line-height="150%" fo:text-align="justify" style:justify-single-word="false"/>
      <style:text-properties style:use-window-font-color="true" style:font-name="Gayathri Thin" fo:font-size="13pt" fo:language="es" fo:country="ES" fo:font-style="normal" fo:font-weight="bold" officeooo:rsid="000c6d46" officeooo:paragraph-rsid="000c6d46" fo:background-color="transparent" style:font-name-asian="Gayathri Thin" style:font-style-asian="normal" style:font-weight-asian="bold" style:font-name-complex="Gayathri Thin" style:font-style-complex="normal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style:use-window-font-color="true" style:font-name="Gayathri Thin" fo:font-size="13pt" fo:language="es" fo:country="ES" fo:font-style="normal" fo:font-weight="bold" officeooo:rsid="000cec73" officeooo:paragraph-rsid="000cec73" fo:background-color="transparent" style:font-name-asian="Gayathri Thin" style:font-style-asian="normal" style:font-weight-asian="bold" style:font-name-complex="Gayathri Thin" style:font-style-complex="normal" style:font-weight-complex="bold"/>
    </style:style>
    <style:style style:name="P9" style:family="paragraph" style:parent-style-name="Standard">
      <style:paragraph-properties fo:line-height="150%" fo:text-align="center" style:justify-single-word="false"/>
      <style:text-properties style:use-window-font-color="true" style:font-name="Gayathri Thin" fo:font-size="13pt" fo:language="es" fo:country="ES" fo:font-style="normal" style:text-underline-style="solid" style:text-underline-width="auto" style:text-underline-color="font-color" fo:font-weight="bold" officeooo:rsid="000cec73" officeooo:paragraph-rsid="000cec73" fo:background-color="transparent" style:font-name-asian="Gayathri Thin" style:font-style-asian="normal" style:font-weight-asian="bold" style:font-name-complex="Gayathri Thin" style:font-style-complex="normal" style:font-weight-complex="bold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language="es" fo:country="ES" fo:font-weight="normal" fo:background-color="transparent" style:font-name-asian="Calibri1" style:font-name-complex="Calibri1"/>
    </style:style>
    <style:style style:name="P11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language="es" fo:country="ES" fo:font-weight="normal" fo:background-color="transparent" style:font-name-asian="Calibri1" style:font-name-complex="Calibri1"/>
    </style:style>
    <style:style style:name="P12" style:family="paragraph" style:parent-style-name="Standard">
      <style:paragraph-properties fo:line-height="150%" fo:text-align="justify" style:justify-single-word="false"/>
      <style:text-properties style:use-window-font-color="true" style:font-name="Calibri1" fo:font-size="11pt" fo:language="es" fo:country="ES" fo:font-weight="normal" fo:background-color="transparent" style:font-name-asian="Calibri1" style:font-name-complex="Calibri1"/>
    </style:style>
    <style:style style:name="P13" style:family="paragraph" style:parent-style-name="Standard">
      <style:paragraph-properties fo:line-height="150%" fo:text-align="justify" style:justify-single-word="false"/>
      <style:text-properties style:use-window-font-color="true" style:font-name="Gayathri Thin1" fo:font-size="11pt" fo:language="es" fo:country="ES" fo:font-weight="normal" fo:background-color="transparent" style:font-name-asian="Calibri1" style:font-name-complex="Calibri1"/>
    </style:style>
    <style:style style:name="P14" style:family="paragraph" style:parent-style-name="Standard">
      <style:paragraph-properties fo:line-height="150%" fo:text-align="justify" style:justify-single-word="false"/>
      <style:text-properties style:use-window-font-color="true" style:font-name="Gayathri Thin1" fo:font-size="14pt" fo:language="es" fo:country="ES" fo:font-weight="bold" fo:background-color="transparent" style:font-name-asian="Calibri1" style:font-name-complex="Calibri1"/>
    </style:style>
    <style:style style:name="P15" style:family="paragraph" style:parent-style-name="Standard">
      <style:paragraph-properties fo:line-height="150%" fo:text-align="justify" style:justify-single-word="false"/>
      <style:text-properties style:use-window-font-color="true" style:font-name="Gayathri Thin1" fo:font-size="14pt" fo:language="es" fo:country="ES" fo:font-weight="normal" fo:background-color="transparent" style:font-name-asian="Calibri1" style:font-name-complex="Calibri1"/>
    </style:style>
    <style:style style:name="P16" style:family="paragraph" style:parent-style-name="Standard">
      <style:paragraph-properties fo:line-height="150%" fo:text-align="justify" style:justify-single-word="false"/>
      <style:text-properties style:use-window-font-color="true" style:font-name="Gayathri Thin1" fo:font-size="12pt" fo:language="es" fo:country="ES" fo:font-weight="normal" fo:background-color="transparent" style:font-name-asian="Calibri1" style:font-name-complex="Calibri1"/>
    </style:style>
    <style:style style:name="P17" style:family="paragraph" style:parent-style-name="Standard">
      <style:paragraph-properties fo:line-height="150%" fo:text-align="justify" style:justify-single-word="false"/>
      <style:text-properties style:use-window-font-color="true" style:font-name="Gayathri Thin1" fo:font-size="13pt" fo:font-weight="normal" fo:background-color="transparent" style:font-name-asian="Gayathri Thin" style:font-name-complex="Gayathri Thin"/>
    </style:style>
    <style:style style:name="P18" style:family="paragraph" style:parent-style-name="Standard">
      <style:paragraph-properties fo:line-height="150%" fo:text-align="justify" style:justify-single-word="false"/>
      <style:text-properties style:use-window-font-color="true" style:font-name="Gayathri Thin1" fo:font-size="13pt" fo:language="es" fo:country="ES" fo:font-weight="normal" fo:background-color="transparent" style:font-name-asian="Gayathri Thin" style:font-name-complex="Gayathri Thin"/>
    </style:style>
    <style:style style:name="P19" style:family="paragraph" style:parent-style-name="Standard">
      <style:paragraph-properties fo:line-height="150%" fo:text-align="justify" style:justify-single-word="false"/>
      <style:text-properties style:use-window-font-color="true" style:font-name="Gayathri Thin1" fo:font-size="13pt" fo:language="es" fo:country="ES" fo:font-weight="bold" fo:background-color="transparent" style:font-name-asian="Gayathri Thin" style:font-name-complex="Gayathri Thin"/>
    </style:style>
    <style:style style:name="P20" style:family="paragraph" style:parent-style-name="Standard">
      <style:paragraph-properties fo:line-height="150%" fo:text-align="center" style:justify-single-word="false"/>
      <style:text-properties style:use-window-font-color="true" style:font-name="Gayathri Thin1" fo:font-size="18pt" fo:language="es" fo:country="ES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Gayathri Thin" style:font-name-complex="Gayathri Thin"/>
    </style:style>
    <style:style style:name="P21" style:family="paragraph" style:parent-style-name="Standard">
      <style:paragraph-properties fo:line-height="100%" fo:text-align="justify" style:justify-single-word="false"/>
      <style:text-properties style:font-name="Gayathri Thin1" fo:language="es" fo:country="ES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Gayathri Thin1" fo:language="es" fo:country="ES"/>
    </style:style>
    <style:style style:name="P23" style:family="paragraph" style:parent-style-name="Standard">
      <style:paragraph-properties fo:line-height="100%" fo:text-align="start" style:justify-single-word="false"/>
      <style:text-properties fo:language="es" fo:country="ES"/>
    </style:style>
    <style:style style:name="P24" style:family="paragraph" style:parent-style-name="Standard">
      <style:paragraph-properties fo:line-height="150%" fo:text-align="justify" style:justify-single-word="false"/>
      <style:text-properties fo:language="es" fo:country="ES"/>
    </style:style>
    <style:style style:name="P25" style:family="paragraph" style:parent-style-name="Standard">
      <style:paragraph-properties fo:margin-top="0in" fo:margin-bottom="0.0972in" loext:contextual-spacing="false" fo:line-height="115%" fo:text-align="start" style:justify-single-word="false"/>
      <style:text-properties style:use-window-font-color="true" style:font-name="Gayathri Thin" fo:font-size="13pt" fo:language="es" fo:country="ES" fo:font-weight="bold" fo:background-color="transparent" style:font-name-asian="Gayathri Thin" style:font-name-complex="Gayathri Thin"/>
    </style:style>
    <style:style style:name="P26" style:family="paragraph" style:parent-style-name="Standard">
      <style:paragraph-properties fo:margin-top="0in" fo:margin-bottom="0.0972in" loext:contextual-spacing="false" fo:line-height="115%" fo:text-align="start" style:justify-single-word="false"/>
      <style:text-properties style:use-window-font-color="true" style:font-name="Gayathri Thin" fo:font-size="13pt" fo:language="es" fo:country="ES" fo:font-weight="normal" fo:background-color="transparent" style:font-name-asian="Gayathri Thin" style:font-name-complex="Gayathri Thin"/>
    </style:style>
    <style:style style:name="P27" style:family="paragraph" style:parent-style-name="Standard">
      <style:paragraph-properties fo:margin-top="0in" fo:margin-bottom="0.0972in" loext:contextual-spacing="false" fo:line-height="115%" fo:text-align="start" style:justify-single-word="false"/>
      <style:text-properties style:use-window-font-color="true" style:font-name="Calibri1" fo:font-size="11pt" fo:language="es" fo:country="ES" fo:font-weight="normal" fo:background-color="transparent" style:font-name-asian="Calibri1" style:font-name-complex="Calibri1"/>
    </style:style>
    <style:style style:name="P28" style:family="paragraph" style:parent-style-name="Standard">
      <style:paragraph-properties fo:margin-top="0in" fo:margin-bottom="0.1965in" loext:contextual-spacing="false" fo:line-height="100%" fo:text-align="start" style:justify-single-word="false"/>
      <style:text-properties style:use-window-font-color="true" style:font-name="Gayathri Thin" fo:font-size="13pt" fo:language="es" fo:country="ES" fo:font-weight="normal" fo:background-color="transparent" style:font-name-asian="Gayathri Thin" style:font-name-complex="Gayathri Thin"/>
    </style:style>
    <style:style style:name="P29" style:family="paragraph" style:parent-style-name="Standard" style:list-style-name="L5">
      <style:paragraph-properties fo:line-height="115%" fo:text-align="start" style:justify-single-word="false"/>
      <style:text-properties fo:language="es" fo:country="ES"/>
    </style:style>
    <style:style style:name="P30" style:family="paragraph" style:parent-style-name="Standard" style:list-style-name="L10">
      <style:paragraph-properties fo:line-height="150%" fo:text-align="justify" style:justify-single-word="false"/>
      <style:text-properties style:use-window-font-color="true" style:font-name="Gayathri Thin1" fo:font-size="14pt" fo:language="es" fo:country="ES" fo:font-weight="normal" fo:background-color="transparent" style:font-name-asian="Calibri1" style:font-name-complex="Calibri1"/>
    </style:style>
    <style:style style:name="P31" style:family="paragraph" style:parent-style-name="Standard" style:list-style-name="L11">
      <style:paragraph-properties fo:line-height="150%" fo:text-align="justify" style:justify-single-word="false"/>
      <style:text-properties style:use-window-font-color="true" style:font-name="Gayathri Thin1" fo:font-size="14pt" fo:language="es" fo:country="ES" fo:font-weight="normal" fo:background-color="transparent" style:font-name-asian="Calibri1" style:font-name-complex="Calibri1"/>
    </style:style>
    <style:style style:name="P32" style:family="paragraph" style:parent-style-name="Standard" style:list-style-name="L12">
      <style:paragraph-properties fo:line-height="150%" fo:text-align="justify" style:justify-single-word="false"/>
      <style:text-properties style:use-window-font-color="true" style:font-name="Gayathri Thin1" fo:font-size="14pt" fo:language="es" fo:country="ES" fo:font-weight="normal" fo:background-color="transparent" style:font-name-asian="Calibri1" style:font-name-complex="Calibri1"/>
    </style:style>
    <style:style style:name="P33" style:family="paragraph" style:parent-style-name="Standard" style:list-style-name="L14">
      <style:paragraph-properties fo:line-height="150%" fo:text-align="justify" style:justify-single-word="false"/>
      <style:text-properties style:use-window-font-color="true" style:font-name="Gayathri Thin1" fo:font-size="13pt" fo:language="es" fo:country="ES" fo:font-weight="normal" fo:background-color="transparent" style:font-name-asian="Gayathri Thin" style:font-name-complex="Gayathri Thin"/>
    </style:style>
    <style:style style:name="P34" style:family="paragraph" style:parent-style-name="Standard" style:list-style-name="L18">
      <style:paragraph-properties fo:line-height="150%" fo:text-align="justify" style:justify-single-word="false"/>
      <style:text-properties style:use-window-font-color="true" style:font-name="Gayathri Thin1" fo:font-size="13pt" fo:language="es" fo:country="ES" fo:font-weight="normal" fo:background-color="transparent" style:font-name-asian="Gayathri Thin" style:font-name-complex="Gayathri Thin"/>
    </style:style>
    <style:style style:name="P35" style:family="paragraph" style:parent-style-name="Standard" style:list-style-name="L20">
      <style:paragraph-properties fo:line-height="150%" fo:text-align="justify" style:justify-single-word="false"/>
      <style:text-properties style:use-window-font-color="true" style:font-name="Gayathri Thin1" fo:font-size="13pt" fo:language="es" fo:country="ES" fo:font-weight="normal" fo:background-color="transparent" style:font-name-asian="Gayathri Thin" style:font-name-complex="Gayathri Thin"/>
    </style:style>
    <style:style style:name="P36" style:family="paragraph" style:parent-style-name="Standard" style:list-style-name="L21">
      <style:paragraph-properties fo:line-height="150%" fo:text-align="justify" style:justify-single-word="false"/>
      <style:text-properties style:use-window-font-color="true" style:font-name="Gayathri Thin" fo:font-size="13pt" fo:language="es" fo:country="ES" fo:font-style="normal" fo:font-weight="normal" officeooo:rsid="000c6d46" officeooo:paragraph-rsid="000c6d46" fo:background-color="transparent" style:font-name-asian="Gayathri Thin" style:font-style-asian="normal" style:font-weight-asian="normal" style:font-name-complex="Gayathri Thin" style:font-style-complex="normal" style:font-weight-complex="normal"/>
    </style:style>
    <style:style style:name="P37" style:family="paragraph" style:parent-style-name="Standard" style:list-style-name="L23">
      <style:paragraph-properties fo:line-height="150%" fo:text-align="justify" style:justify-single-word="false"/>
      <style:text-properties style:use-window-font-color="true" style:font-name="Gayathri Thin" fo:font-size="13pt" fo:language="es" fo:country="ES" fo:font-style="normal" fo:font-weight="bold" officeooo:rsid="000cec73" officeooo:paragraph-rsid="000cec73" fo:background-color="transparent" style:font-name-asian="Gayathri Thin" style:font-style-asian="normal" style:font-weight-asian="bold" style:font-name-complex="Gayathri Thin" style:font-style-complex="normal" style:font-weight-complex="bold"/>
    </style:style>
    <style:style style:name="P38" style:family="paragraph" style:parent-style-name="Standard" style:list-style-name="L24">
      <style:paragraph-properties fo:line-height="150%" fo:text-align="justify" style:justify-single-word="false"/>
      <style:text-properties style:use-window-font-color="true" style:font-name="Gayathri Thin" fo:font-size="13pt" fo:language="es" fo:country="ES" fo:font-style="normal" style:text-underline-style="none" fo:font-weight="normal" officeooo:rsid="001326d0" officeooo:paragraph-rsid="001326d0" fo:background-color="transparent" style:font-name-asian="Gayathri Thin" style:font-style-asian="normal" style:font-weight-asian="normal" style:font-name-complex="Gayathri Thin" style:font-style-complex="normal" style:font-weight-complex="normal"/>
    </style:style>
    <style:style style:name="P39" style:family="paragraph" style:parent-style-name="Standard" style:list-style-name="L24">
      <style:paragraph-properties fo:line-height="150%" fo:text-align="justify" style:justify-single-word="false"/>
      <style:text-properties style:use-window-font-color="true" style:font-name="Gayathri Thin" fo:font-size="13pt" fo:language="es" fo:country="ES" fo:font-style="normal" style:text-underline-style="none" fo:font-weight="normal" officeooo:rsid="0018c6ed" officeooo:paragraph-rsid="0018c6ed" fo:background-color="transparent" style:font-name-asian="Gayathri Thin" style:font-style-asian="normal" style:font-weight-asian="normal" style:font-name-complex="Gayathri Thin" style:font-style-complex="normal" style:font-weight-complex="normal"/>
    </style:style>
    <style:style style:name="P40" style:family="paragraph" style:parent-style-name="Standard" style:list-style-name="L24">
      <style:paragraph-properties fo:line-height="150%" fo:text-align="justify" style:justify-single-word="false"/>
      <style:text-properties style:use-window-font-color="true" style:font-name="Gayathri Thin" fo:font-size="13pt" fo:language="es" fo:country="ES" fo:font-style="normal" style:text-underline-style="none" fo:font-weight="normal" officeooo:rsid="0018eaf1" officeooo:paragraph-rsid="0018eaf1" fo:background-color="transparent" style:font-name-asian="Gayathri Thin" style:font-style-asian="normal" style:font-weight-asian="normal" style:font-name-complex="Gayathri Thin" style:font-style-complex="normal" style:font-weight-complex="normal"/>
    </style:style>
    <style:style style:name="P41" style:family="paragraph" style:parent-style-name="Standard" style:list-style-name="L24">
      <style:paragraph-properties fo:line-height="150%" fo:text-align="justify" style:justify-single-word="false"/>
      <style:text-properties style:use-window-font-color="true" style:font-name="Gayathri Thin" fo:font-size="13pt" fo:language="es" fo:country="ES" fo:font-style="normal" style:text-underline-style="none" fo:font-weight="normal" officeooo:rsid="001a4984" officeooo:paragraph-rsid="001a4984" fo:background-color="transparent" style:font-name-asian="Gayathri Thin" style:font-style-asian="normal" style:font-weight-asian="normal" style:font-name-complex="Gayathri Thin" style:font-style-complex="normal" style:font-weight-complex="normal"/>
    </style:style>
    <style:style style:name="P42" style:family="paragraph" style:parent-style-name="Standard" style:list-style-name="L24">
      <style:paragraph-properties fo:line-height="150%" fo:text-align="justify" style:justify-single-word="false"/>
      <style:text-properties style:use-window-font-color="true" style:font-name="Gayathri Thin" fo:font-size="13pt" fo:language="es" fo:country="ES" fo:font-style="normal" style:text-underline-style="none" fo:font-weight="bold" officeooo:rsid="0018eaf1" officeooo:paragraph-rsid="0018eaf1" fo:background-color="transparent" style:font-name-asian="Gayathri Thin" style:font-style-asian="normal" style:font-weight-asian="bold" style:font-name-complex="Gayathri Thin" style:font-style-complex="normal" style:font-weight-complex="bold"/>
    </style:style>
    <style:style style:name="P43" style:family="paragraph" style:parent-style-name="Standard" style:list-style-name="L24">
      <style:paragraph-properties fo:line-height="150%" fo:text-align="justify" style:justify-single-word="false"/>
      <style:text-properties style:use-window-font-color="true" style:font-name="Gayathri Thin" fo:font-size="13pt" fo:language="es" fo:country="ES" fo:font-style="normal" style:text-underline-style="none" fo:font-weight="bold" officeooo:rsid="001a4984" officeooo:paragraph-rsid="001a4984" fo:background-color="transparent" style:font-name-asian="Gayathri Thin" style:font-style-asian="normal" style:font-weight-asian="bold" style:font-name-complex="Gayathri Thin" style:font-style-complex="normal" style:font-weight-complex="bold"/>
    </style:style>
    <style:style style:name="P44" style:family="paragraph" style:parent-style-name="Standard" style:list-style-name="L24">
      <style:paragraph-properties fo:line-height="150%" fo:text-align="justify" style:justify-single-word="false"/>
      <style:text-properties style:use-window-font-color="true" style:font-name="Gayathri Thin" fo:font-size="13pt" fo:language="es" fo:country="ES" fo:font-style="normal" style:text-underline-style="solid" style:text-underline-width="auto" style:text-underline-color="font-color" fo:font-weight="normal" officeooo:rsid="001a4984" officeooo:paragraph-rsid="001a4984" fo:background-color="transparent" style:font-name-asian="Gayathri Thin" style:font-style-asian="normal" style:font-weight-asian="normal" style:font-name-complex="Gayathri Thin" style:font-style-complex="normal" style:font-weight-complex="normal"/>
    </style:style>
    <style:style style:name="P45" style:family="paragraph" style:parent-style-name="Standard" style:list-style-name="L14">
      <style:paragraph-properties fo:line-height="150%" fo:text-align="start" style:justify-single-word="false"/>
    </style:style>
    <style:style style:name="P46" style:family="paragraph" style:parent-style-name="Standard" style:list-style-name="L18">
      <style:paragraph-properties fo:line-height="150%" fo:text-align="justify" style:justify-single-word="false"/>
    </style:style>
    <style:style style:name="P47" style:family="paragraph" style:parent-style-name="Standard" style:list-style-name="L23">
      <style:paragraph-properties fo:line-height="150%" fo:text-align="justify" style:justify-single-word="false"/>
      <style:text-properties officeooo:paragraph-rsid="000cec73"/>
    </style:style>
    <style:style style:name="P48" style:family="paragraph" style:parent-style-name="Standard" style:list-style-name="L16">
      <style:paragraph-properties fo:line-height="150%" fo:text-align="justify" style:justify-single-word="false"/>
      <style:text-properties style:font-name="Gayathri Thin1" fo:language="es" fo:country="ES"/>
    </style:style>
    <style:style style:name="P49" style:family="paragraph" style:parent-style-name="Standard" style:list-style-name="L20">
      <style:paragraph-properties fo:line-height="150%" fo:text-align="justify" style:justify-single-word="false"/>
      <style:text-properties style:font-name="Gayathri Thin1" fo:language="es" fo:country="ES"/>
    </style:style>
    <style:style style:name="P50" style:family="paragraph" style:parent-style-name="Standard" style:list-style-name="L21">
      <style:paragraph-properties fo:line-height="150%" fo:text-align="justify" style:justify-single-word="false"/>
      <style:text-properties style:font-name="Gayathri Thin1" fo:language="es" fo:country="ES"/>
    </style:style>
    <style:style style:name="P51" style:family="paragraph" style:parent-style-name="Standard" style:list-style-name="L21">
      <style:paragraph-properties fo:line-height="150%" fo:text-align="justify" style:justify-single-word="false"/>
      <style:text-properties style:font-name="Gayathri Thin1" fo:language="es" fo:country="ES" officeooo:rsid="000aa3af" officeooo:paragraph-rsid="000aa3af"/>
    </style:style>
    <style:style style:name="P52" style:family="paragraph" style:parent-style-name="Standard" style:list-style-name="L21">
      <style:paragraph-properties fo:line-height="150%" fo:text-align="justify" style:justify-single-word="false"/>
      <style:text-properties style:font-name="Gayathri Thin1" fo:language="es" fo:country="ES" officeooo:rsid="000c6d46" officeooo:paragraph-rsid="000c6d46"/>
    </style:style>
    <style:style style:name="P53" style:family="paragraph" style:parent-style-name="Standard" style:list-style-name="L21">
      <style:paragraph-properties fo:line-height="150%" fo:text-align="justify" style:justify-single-word="false"/>
      <style:text-properties style:font-name="Gayathri Thin1" fo:language="es" fo:country="ES" fo:font-weight="normal" officeooo:rsid="000c6d46" officeooo:paragraph-rsid="000c6d46" style:font-weight-asian="normal" style:font-weight-complex="normal"/>
    </style:style>
    <style:style style:name="P54" style:family="paragraph" style:parent-style-name="Standard" style:list-style-name="L22">
      <style:paragraph-properties fo:line-height="150%" fo:text-align="justify" style:justify-single-word="false"/>
      <style:text-properties style:font-name="Gayathri Thin1" fo:language="es" fo:country="ES" fo:font-weight="normal" officeooo:rsid="000c6d46" officeooo:paragraph-rsid="000c6d46" style:font-weight-asian="normal" style:font-weight-complex="normal"/>
    </style:style>
    <style:style style:name="P55" style:family="paragraph" style:parent-style-name="Standard" style:list-style-name="L24">
      <style:paragraph-properties fo:line-height="150%" fo:text-align="justify" style:justify-single-word="false"/>
      <style:text-properties style:text-underline-style="none" fo:font-weight="normal" officeooo:rsid="000d180e" officeooo:paragraph-rsid="000d180e" style:font-weight-asian="normal" style:font-weight-complex="normal"/>
    </style:style>
    <style:style style:name="P56" style:family="paragraph" style:parent-style-name="Standard" style:list-style-name="L24">
      <style:paragraph-properties fo:line-height="150%" fo:text-align="justify" style:justify-single-word="false"/>
      <style:text-properties style:text-underline-style="none" fo:font-weight="normal" officeooo:rsid="001326d0" officeooo:paragraph-rsid="001326d0" style:font-weight-asian="normal" style:font-weight-complex="normal"/>
    </style:style>
    <style:style style:name="P57" style:family="paragraph" style:parent-style-name="Standard" style:list-style-name="L1">
      <style:paragraph-properties fo:margin-left="-0.25in" fo:margin-right="0in" fo:line-height="150%" fo:text-align="justify" style:justify-single-word="false" fo:text-indent="0.25in" style:auto-text-indent="false"/>
      <style:text-properties style:use-window-font-color="true" style:font-name="Gayathri Thin" fo:font-size="13pt" fo:language="es" fo:country="ES" fo:font-weight="normal" fo:background-color="transparent" style:font-name-asian="Gayathri Thin" style:font-name-complex="Gayathri Thin"/>
    </style:style>
    <style:style style:name="P58" style:family="paragraph" style:parent-style-name="Standard" style:list-style-name="L6">
      <style:paragraph-properties fo:margin-left="-0.25in" fo:margin-right="0in" fo:line-height="150%" fo:text-align="justify" style:justify-single-word="false" fo:text-indent="0.25in" style:auto-text-indent="false"/>
      <style:text-properties style:use-window-font-color="true" style:font-name="Gayathri Thin" fo:font-size="13pt" fo:language="es" fo:country="ES" fo:font-weight="normal" fo:background-color="transparent" style:font-name-asian="Gayathri Thin" style:font-name-complex="Gayathri Thin"/>
    </style:style>
    <style:style style:name="P59" style:family="paragraph" style:parent-style-name="Standard" style:list-style-name="L7">
      <style:paragraph-properties fo:margin-left="-0.25in" fo:margin-right="0in" fo:line-height="150%" fo:text-align="justify" style:justify-single-word="false" fo:text-indent="0.25in" style:auto-text-indent="false"/>
      <style:text-properties style:use-window-font-color="true" style:font-name="Gayathri Thin" fo:font-size="13pt" fo:language="es" fo:country="ES" fo:font-weight="normal" fo:background-color="transparent" style:font-name-asian="Gayathri Thin" style:font-name-complex="Gayathri Thin"/>
    </style:style>
    <style:style style:name="P60" style:family="paragraph" style:parent-style-name="Standard" style:list-style-name="L8">
      <style:paragraph-properties fo:margin-left="-0.25in" fo:margin-right="0in" fo:line-height="150%" fo:text-align="justify" style:justify-single-word="false" fo:text-indent="0.25in" style:auto-text-indent="false"/>
      <style:text-properties style:use-window-font-color="true" style:font-name="Gayathri Thin" fo:font-size="13pt" fo:language="es" fo:country="ES" fo:font-weight="normal" fo:background-color="transparent" style:font-name-asian="Gayathri Thin" style:font-name-complex="Gayathri Thin"/>
    </style:style>
    <style:style style:name="P61" style:family="paragraph" style:parent-style-name="Standard" style:list-style-name="L9">
      <style:paragraph-properties fo:margin-left="-0.25in" fo:margin-right="0in" fo:line-height="150%" fo:text-align="justify" style:justify-single-word="false" fo:text-indent="0.25in" style:auto-text-indent="false"/>
      <style:text-properties style:use-window-font-color="true" style:font-name="Gayathri Thin" fo:font-size="13pt" fo:language="es" fo:country="ES" fo:font-weight="normal" fo:background-color="transparent" style:font-name-asian="Gayathri Thin" style:font-name-complex="Gayathri Thin"/>
    </style:style>
    <style:style style:name="P62" style:family="paragraph" style:parent-style-name="Standard" style:list-style-name="L13">
      <style:paragraph-properties fo:margin-left="-0.25in" fo:margin-right="0in" fo:line-height="150%" fo:text-align="justify" style:justify-single-word="false" fo:text-indent="0.25in" style:auto-text-indent="false"/>
      <style:text-properties style:use-window-font-color="true" style:font-name="Gayathri Thin1" fo:font-size="13pt" fo:language="es" fo:country="ES" fo:font-weight="normal" fo:background-color="transparent" style:font-name-asian="Gayathri Thin" style:font-name-complex="Gayathri Thin"/>
    </style:style>
    <style:style style:name="P63" style:family="paragraph" style:parent-style-name="Standard" style:list-style-name="L1">
      <style:paragraph-properties fo:margin-left="-0.25in" fo:margin-right="0in" fo:line-height="150%" fo:text-align="justify" style:justify-single-word="false" fo:text-indent="0.25in" style:auto-text-indent="false"/>
      <style:text-properties fo:language="es" fo:country="ES"/>
    </style:style>
    <style:style style:name="P64" style:family="paragraph" style:parent-style-name="Standard" style:list-style-name="L2">
      <style:paragraph-properties fo:margin-left="-0.25in" fo:margin-right="0in" fo:line-height="150%" fo:text-align="justify" style:justify-single-word="false" fo:text-indent="0.25in" style:auto-text-indent="false"/>
      <style:text-properties fo:language="es" fo:country="ES"/>
    </style:style>
    <style:style style:name="P65" style:family="paragraph" style:parent-style-name="Standard" style:list-style-name="L4">
      <style:paragraph-properties fo:margin-left="-0.25in" fo:margin-right="0in" fo:line-height="115%" fo:text-align="start" style:justify-single-word="false" fo:text-indent="0.25in" style:auto-text-indent="false"/>
      <style:text-properties fo:language="es" fo:country="ES"/>
    </style:style>
    <style:style style:name="P66" style:family="paragraph" style:parent-style-name="Standard" style:list-style-name="L3">
      <style:paragraph-properties fo:margin-left="-0.25in" fo:margin-right="0in" fo:margin-top="0in" fo:margin-bottom="0.0972in" loext:contextual-spacing="false" fo:line-height="150%" fo:text-align="justify" style:justify-single-word="false" fo:text-indent="0.25in" style:auto-text-indent="false"/>
      <style:text-properties style:use-window-font-color="true" style:font-name="Gayathri Thin" fo:font-size="13pt" fo:language="es" fo:country="ES" fo:font-weight="normal" fo:background-color="transparent" style:font-name-asian="Gayathri Thin" style:font-name-complex="Gayathri Thin"/>
    </style:style>
    <style:style style:name="P67" style:family="paragraph" style:parent-style-name="Standard" style:list-style-name="L4">
      <style:paragraph-properties fo:margin-left="-0.25in" fo:margin-right="0in" fo:margin-top="0in" fo:margin-bottom="0.0972in" loext:contextual-spacing="false" fo:line-height="150%" fo:text-align="justify" style:justify-single-word="false" fo:text-indent="0.25in" style:auto-text-indent="false"/>
      <style:text-properties fo:language="es" fo:country="ES"/>
    </style:style>
    <style:style style:name="P68" style:family="paragraph" style:parent-style-name="Standard" style:list-style-name="L4">
      <style:paragraph-properties fo:margin-left="-0.25in" fo:margin-right="0in" fo:margin-top="0in" fo:margin-bottom="0.0972in" loext:contextual-spacing="false" fo:line-height="115%" fo:text-align="start" style:justify-single-word="false" fo:text-indent="0.25in" style:auto-text-indent="false"/>
      <style:text-properties fo:language="es" fo:country="ES"/>
    </style:style>
    <style:style style:name="P69" style:family="paragraph" style:parent-style-name="Standard" style:list-style-name="L5">
      <style:paragraph-properties fo:margin-top="0in" fo:margin-bottom="0.0972in" loext:contextual-spacing="false" fo:line-height="115%" fo:text-align="start" style:justify-single-word="false"/>
      <style:text-properties fo:language="es" fo:country="ES"/>
    </style:style>
    <style:style style:name="P70" style:family="paragraph" style:parent-style-name="Standard" style:list-style-name="L15">
      <style:paragraph-properties fo:margin-left="0.25in" fo:margin-right="0in" fo:line-height="150%" fo:text-align="justify" style:justify-single-word="false" fo:text-indent="0in" style:auto-text-indent="false"/>
      <style:text-properties style:font-name="Gayathri Thin1" fo:language="es" fo:country="ES"/>
    </style:style>
    <style:style style:name="P71" style:family="paragraph" style:parent-style-name="Standard" style:list-style-name="L19">
      <style:paragraph-properties fo:margin-left="0.25in" fo:margin-right="0in" fo:line-height="150%" fo:text-align="justify" style:justify-single-word="false" fo:text-indent="0in" style:auto-text-indent="false"/>
      <style:text-properties style:font-name="Gayathri Thin1" fo:language="es" fo:country="ES"/>
    </style:style>
    <style:style style:name="P72" style:family="paragraph" style:parent-style-name="Standard" style:list-style-name="L15">
      <style:paragraph-properties fo:margin-left="0.25in" fo:margin-right="0in" fo:line-height="150%" fo:text-align="justify" style:justify-single-word="false" fo:text-indent="0in" style:auto-text-indent="false"/>
      <style:text-properties style:use-window-font-color="true" style:font-name="Gayathri Thin1" fo:font-size="13pt" fo:language="es" fo:country="ES" fo:font-weight="bold" fo:background-color="transparent" style:font-name-asian="Gayathri Thin" style:font-name-complex="Gayathri Thin"/>
    </style:style>
    <style:style style:name="P73" style:family="paragraph" style:parent-style-name="Standard" style:list-style-name="L17">
      <style:paragraph-properties fo:margin-left="0.25in" fo:margin-right="0in" fo:line-height="150%" fo:text-align="justify" style:justify-single-word="false" fo:text-indent="0in" style:auto-text-indent="false"/>
      <style:text-properties style:use-window-font-color="true" style:font-name="Gayathri Thin1" fo:font-size="13pt" fo:language="es" fo:country="ES" fo:font-weight="normal" fo:background-color="transparent" style:font-name-asian="Gayathri Thin" style:font-name-complex="Gayathri Thin"/>
    </style:style>
    <style:style style:name="T1" style:family="text">
      <style:text-properties style:use-window-font-color="true" style:font-name="Gayathri Thin" fo:font-size="12pt" fo:font-weight="bold" fo:background-color="transparent" loext:char-shading-value="0" style:font-name-asian="Gayathri Thin" style:font-name-complex="Gayathri Thin"/>
    </style:style>
    <style:style style:name="T2" style:family="text">
      <style:text-properties style:use-window-font-color="true" style:font-name="Gayathri Thin" fo:font-size="12pt" fo:language="es" fo:country="ES" fo:font-weight="bold" fo:background-color="transparent" loext:char-shading-value="0" style:font-name-asian="Gayathri Thin" style:font-name-complex="Gayathri Thin"/>
    </style:style>
    <style:style style:name="T3" style:family="text">
      <style:text-properties style:use-window-font-color="true" style:font-name="Gayathri Thin" fo:font-size="13pt" fo:font-weight="bold" fo:background-color="transparent" loext:char-shading-value="0" style:font-name-asian="Gayathri Thin" style:font-name-complex="Gayathri Thin"/>
    </style:style>
    <style:style style:name="T4" style:family="text">
      <style:text-properties style:use-window-font-color="true" style:font-name="Gayathri Thin" fo:font-size="13pt" fo:font-weight="bold" fo:background-color="transparent" loext:char-shading-value="0" style:font-name-asian="Gayathri Thin" style:font-weight-asian="bold" style:font-name-complex="Gayathri Thin" style:font-weight-complex="bold"/>
    </style:style>
    <style:style style:name="T5" style:family="text">
      <style:text-properties style:use-window-font-color="true" style:font-name="Gayathri Thin" fo:font-size="13pt" fo:font-weight="normal" fo:background-color="transparent" loext:char-shading-value="0" style:font-name-asian="Gayathri Thin" style:font-name-complex="Gayathri Thin"/>
    </style:style>
    <style:style style:name="T6" style:family="text">
      <style:text-properties style:use-window-font-color="true" style:font-name="Gayathri Thin" fo:font-size="13pt" fo:font-weight="normal" fo:background-color="transparent" loext:char-shading-value="0" style:font-name-asian="Gayathri Thin" style:font-weight-asian="normal" style:font-name-complex="Gayathri Thin" style:font-weight-complex="normal"/>
    </style:style>
    <style:style style:name="T7" style:family="text">
      <style:text-properties style:use-window-font-color="true" style:font-name="Gayathri Thin" fo:font-size="13pt" fo:font-weight="normal" officeooo:rsid="000b3bce" fo:background-color="transparent" loext:char-shading-value="0" style:font-name-asian="Gayathri Thin" style:font-weight-asian="normal" style:font-name-complex="Gayathri Thin" style:font-weight-complex="normal"/>
    </style:style>
    <style:style style:name="T8" style:family="text">
      <style:text-properties style:use-window-font-color="true" style:font-name="Gayathri Thin" fo:font-size="13pt" fo:font-style="italic" fo:font-weight="bold" fo:background-color="transparent" loext:char-shading-value="0" style:font-name-asian="Gayathri Thin" style:font-style-asian="italic" style:font-weight-asian="bold" style:font-name-complex="Gayathri Thin" style:font-style-complex="italic" style:font-weight-complex="bold"/>
    </style:style>
    <style:style style:name="T9" style:family="text">
      <style:text-properties style:use-window-font-color="true" style:font-name="Gayathri Thin" fo:font-size="13pt" fo:font-style="normal" fo:font-weight="bold" fo:background-color="transparent" loext:char-shading-value="0" style:font-name-asian="Gayathri Thin" style:font-style-asian="normal" style:font-weight-asian="bold" style:font-name-complex="Gayathri Thin" style:font-style-complex="normal" style:font-weight-complex="bold"/>
    </style:style>
    <style:style style:name="T10" style:family="text">
      <style:text-properties style:use-window-font-color="true" style:font-name="Gayathri Thin" fo:font-size="13pt" fo:font-style="normal" fo:background-color="transparent" loext:char-shading-value="0" style:font-name-asian="Gayathri Thin" style:font-style-asian="normal" style:font-name-complex="Gayathri Thin" style:font-style-complex="normal"/>
    </style:style>
    <style:style style:name="T11" style:family="text">
      <style:text-properties style:use-window-font-color="true" style:font-name="Gayathri Thin" fo:font-size="13pt" fo:language="es" fo:country="ES" fo:font-style="normal" fo:font-weight="normal" officeooo:rsid="000cec73" fo:background-color="transparent" loext:char-shading-value="0" style:font-name-asian="Gayathri Thin" style:font-style-asian="normal" style:font-weight-asian="normal" style:font-name-complex="Gayathri Thin" style:font-style-complex="normal" style:font-weight-complex="normal"/>
    </style:style>
    <style:style style:name="T12" style:family="text">
      <style:text-properties style:use-window-font-color="true" style:font-name="Gayathri Thin" fo:font-size="13pt" fo:language="es" fo:country="ES" fo:font-style="normal" fo:font-weight="bold" fo:background-color="transparent" loext:char-shading-value="0" style:font-name-asian="Gayathri Thin" style:font-style-asian="normal" style:font-weight-asian="bold" style:font-name-complex="Gayathri Thin" style:font-style-complex="normal" style:font-weight-complex="bold"/>
    </style:style>
    <style:style style:name="T13" style:family="text">
      <style:text-properties style:use-window-font-color="true" style:font-name="Gayathri Thin" fo:font-size="13pt" fo:language="es" fo:country="ES" fo:font-style="normal" fo:font-weight="bold" officeooo:rsid="000cec73" fo:background-color="transparent" loext:char-shading-value="0" style:font-name-asian="Gayathri Thin" style:font-style-asian="normal" style:font-weight-asian="bold" style:font-name-complex="Gayathri Thin" style:font-style-complex="normal" style:font-weight-complex="bold"/>
    </style:style>
    <style:style style:name="T14" style:family="text">
      <style:text-properties style:use-window-font-color="true" style:font-name="Gayathri Thin" fo:font-size="13pt" fo:language="es" fo:country="ES" fo:font-style="normal" fo:font-weight="bold" officeooo:rsid="001084df" fo:background-color="transparent" loext:char-shading-value="0" style:font-name-asian="Gayathri Thin" style:font-style-asian="normal" style:font-weight-asian="bold" style:font-name-complex="Gayathri Thin" style:font-style-complex="normal" style:font-weight-complex="bold"/>
    </style:style>
    <style:style style:name="T15" style:family="text">
      <style:text-properties style:use-window-font-color="true" style:font-name="Gayathri Thin" fo:font-size="13pt" fo:language="es" fo:country="ES" fo:font-style="normal" fo:font-weight="bold" officeooo:rsid="0018c6ed" fo:background-color="transparent" loext:char-shading-value="0" style:font-name-asian="Gayathri Thin" style:font-style-asian="normal" style:font-weight-asian="bold" style:font-name-complex="Gayathri Thin" style:font-style-complex="normal" style:font-weight-complex="bold"/>
    </style:style>
    <style:style style:name="T16" style:family="text">
      <style:text-properties style:use-window-font-color="true" style:font-name="Gayathri Thin" fo:font-size="13pt" fo:language="es" fo:country="ES" fo:font-style="normal" fo:background-color="transparent" loext:char-shading-value="0" style:font-name-asian="Gayathri Thin" style:font-style-asian="normal" style:font-name-complex="Gayathri Thin" style:font-style-complex="normal"/>
    </style:style>
    <style:style style:name="T17" style:family="text">
      <style:text-properties style:use-window-font-color="true" style:font-name="Gayathri Thin" fo:font-size="13pt" fo:language="es" fo:country="ES" fo:font-style="normal" officeooo:rsid="001084df" fo:background-color="transparent" loext:char-shading-value="0" style:font-name-asian="Gayathri Thin" style:font-style-asian="normal" style:font-name-complex="Gayathri Thin" style:font-style-complex="normal"/>
    </style:style>
    <style:style style:name="T18" style:family="text">
      <style:text-properties style:use-window-font-color="true" style:font-name="Calibri1" fo:font-size="12pt" fo:font-weight="bold" fo:background-color="transparent" loext:char-shading-value="0" style:font-name-asian="Calibri1" style:font-name-complex="Calibri1"/>
    </style:style>
    <style:style style:name="T19" style:family="text">
      <style:text-properties style:use-window-font-color="true" style:font-name="Cambria Math" fo:font-size="13pt" fo:font-weight="bold" fo:background-color="transparent" loext:char-shading-value="0" style:font-name-asian="Cambria Math" style:font-name-complex="Cambria Math"/>
    </style:style>
    <style:style style:name="T20" style:family="text">
      <style:text-properties style:use-window-font-color="true" fo:font-size="12pt" fo:font-weight="normal" fo:background-color="transparent" loext:char-shading-value="0" style:font-name-asian="Calibri1" style:font-name-complex="Calibri1"/>
    </style:style>
    <style:style style:name="T21" style:family="text">
      <style:text-properties style:use-window-font-color="true" fo:font-size="14pt" fo:font-weight="normal" fo:background-color="transparent" loext:char-shading-value="0" style:font-name-asian="Calibri1" style:font-name-complex="Calibri1"/>
    </style:style>
    <style:style style:name="T22" style:family="text">
      <style:text-properties style:use-window-font-color="true" fo:font-size="13pt" fo:font-weight="normal" fo:background-color="transparent" loext:char-shading-value="0" style:font-name-asian="Gayathri Thin" style:font-name-complex="Gayathri Thin"/>
    </style:style>
    <style:style style:name="T23" style:family="text">
      <style:text-properties style:use-window-font-color="true" fo:font-size="13pt" fo:font-weight="normal" fo:background-color="transparent" loext:char-shading-value="0" style:font-name-asian="Calibri1" style:font-name-complex="Calibri1"/>
    </style:style>
    <style:style style:name="T24" style:family="text">
      <style:text-properties style:use-window-font-color="true" fo:font-size="13pt" fo:font-weight="bold" fo:background-color="transparent" loext:char-shading-value="0" style:font-name-asian="Gayathri Thin" style:font-name-complex="Gayathri Thin"/>
    </style:style>
    <style:style style:name="T25" style:family="text">
      <style:text-properties style:use-window-font-color="true" fo:font-size="13pt" fo:font-weight="bold" fo:background-color="transparent" loext:char-shading-value="0" style:font-name-asian="Gayathri Thin" style:font-weight-asian="bold" style:font-name-complex="Gayathri Thin" style:font-weight-complex="bold"/>
    </style:style>
    <style:style style:name="T26" style:family="text">
      <style:text-properties style:use-window-font-color="true" fo:font-size="13pt" fo:font-style="normal" fo:font-weight="bold" fo:background-color="transparent" loext:char-shading-value="0" style:font-name-asian="Gayathri Thin" style:font-style-asian="normal" style:font-weight-asian="bold" style:font-name-complex="Gayathri Thin" style:font-style-complex="normal" style:font-weight-complex="bold"/>
    </style:style>
    <style:style style:name="T27" style:family="text">
      <style:text-properties style:use-window-font-color="true" style:font-name="Gayathri Thin1" fo:font-size="13pt" fo:language="es" fo:country="ES" fo:font-weight="normal" fo:background-color="transparent" loext:char-shading-value="0" style:font-name-asian="Gayathri Thin" style:font-name-complex="Gayathri Thin"/>
    </style:style>
    <style:style style:name="T28" style:family="text">
      <style:text-properties fo:color="#0000ff" style:font-name="Gayathri Thin" fo:font-size="12pt" fo:language="es" fo:country="ES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loext:char-shading-value="0" style:font-name-asian="Gayathri Thin" style:font-name-complex="Gayathri Thin"/>
    </style:style>
    <style:style style:name="T29" style:family="text">
      <style:text-properties fo:color="#0000ff" style:font-name="Gayathri Thin1" fo:font-size="13pt" fo:language="es" fo:country="ES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Gayathri Thin" style:font-name-complex="Gayathri Thin"/>
    </style:style>
    <style:style style:name="T30" style:family="text">
      <style:text-properties style:font-name="Gayathri Thin1"/>
    </style:style>
    <style:style style:name="T31" style:family="text">
      <style:text-properties officeooo:rsid="0018c6ed"/>
    </style:style>
    <style:style style:name="T32" style:family="text">
      <style:text-properties fo:font-weight="bold" style:font-weight-asian="bold" style:font-weight-complex="bold"/>
    </style:style>
    <style:style style:name="fr1" style:family="graphic" style:parent-style-name="OLE">
      <style:graphic-properties style:vertical-pos="top" style:vertical-rel="baseline" draw:ole-draw-aspect="1" draw:visible-area-top="0in" draw:visible-area-width="1.9701in" draw:visible-area-height="1.9701in"/>
    </style:style>
    <text:list-style style:name="L1">
      <text:list-level-style-bullet text:level="1" text:bullet-char="•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bullet-char="•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bullet-char="•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bullet-char="•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bullet-char="•">
        <style:list-level-properties text:space-before="0.2945in" text:min-label-width="0.196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bullet-char="•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bullet-char="•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bullet-char="•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bullet-char="•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bullet-char="•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bullet-char="•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bullet-char="•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bullet-char="•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bullet-char="•">
        <style:list-level-properties text:space-before="0.5in"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bullet-char="•">
        <style:list-level-properties text:space-before="0.5in"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text:bullet-char="•">
        <style:list-level-properties text:space-before="0.5in"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bullet text:level="1" text:bullet-char="•">
        <style:list-level-properties text:space-before="0.5in"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1">M06 </text:span><text:span text:style-name="T18">– Administraci</text:span><text:span text:style-name="T1">ón de sistemas Operativos en Red</text:span></text:p>
      <text:p text:style-name="P2">LDAP</text:p>
      <text:p text:style-name="P1"><text:a xlink:type="simple" xlink:href="https://www.profesionalreview.com/2019/01/05/ldap/" text:style-name="Internet_20_link" text:visited-style-name="Visited_20_Internet_20_Link"><text:span text:style-name="T28">https://www.profesionalreview.com/2019/01/05/ldap/</text:span></text:a><text:span text:style-name="T2"> </text:span></text:p>
      <text:p text:style-name="P10"/>
      <text:p text:style-name="P3">LDAP</text:p>
      <text:p text:style-name="P11"/>
      <text:p text:style-name="P24"><text:span text:style-name="T3">Ldap: </text:span><text:span text:style-name="T5">El protocolo LDAP es muy utilizado actualmente por empresa que apuesta por software libre, para ejercer funciones propias de un </text:span><text:span text:style-name="T3">directorio activo.</text:span></text:p>
      <text:p text:style-name="P4">LDAP = Lightweight Directory Access Protocol.</text:p>
      <text:p text:style-name="P24"><text:span text:style-name="T5">Se trata de un conjunto de protocolos de </text:span><text:span text:style-name="T3">licencia abierta </text:span><text:span text:style-name="T5"><text:s/>que son utilizados para acceder a la información que está almacenada de </text:span><text:span text:style-name="T3">forma centralizada</text:span><text:span text:style-name="T5"> en una red.</text:span></text:p>
      <text:p text:style-name="P5">Este protocolo se utiliza a nivel de aplicación para acceder a los servicios de directorio remoto.</text:p>
      <text:p text:style-name="P24"><text:span text:style-name="T5">El </text:span><text:span text:style-name="T3">directorio remoto</text:span><text:span text:style-name="T5"> es un conjunto de objetos que están organizados de </text:span><text:span text:style-name="T3">forma jerárquica</text:span><text:span text:style-name="T5">,</text:span></text:p>
      <text:p text:style-name="P5">LDAP es como una guía telefónica, pero con más atributos y credenciales. Se usa el término directorio para referirnos a estos objetos.</text:p>
      <text:p text:style-name="P24"><text:span text:style-name="T5">De forma general, estos directorios se usan básicamente para contener información virtual de usuarios, para que otros usuarios accedan y dispongan de información acerca de los contactos almacenados. Es capaz de comunicarse de forma remota con otros </text:span><text:span text:style-name="T3">directorios LDAP.</text:span></text:p>
      <text:p text:style-name="P12"/>
      <text:p text:style-name="P4">Funcionamiento LDAP</text:p>
      <text:p text:style-name="P24"><text:span text:style-name="T5">LDAP es un protocolo basado en la conexión entre </text:span><text:span text:style-name="T3">cliente – servidor. </text:span><text:span text:style-name="T5">El funcionamiento es muy similar a Active Directory de Windows. Cuando el cliente se conecta al servidor podrá hacer 2 acciones básicas, consultar y obtener información o modificarla.</text:span></text:p>
      <text:list xml:id="list1901927044" text:style-name="L1">
        <text:list-item>
          <text:p text:style-name="P57">Si un cliente consulta la información el servidor LDAP puede conectarla directamente si tienen un directorio alojado en él, o bien redirigir la solicitud hasta otro servidor. Este podrá ser remoto o local.</text:p>
        </text:list-item>
        <text:list-item>
          <text:p text:style-name="P57">Si un cliente quiere modificar la información del directorio, el servidor comprobará si el usuario que está accediendo a este directorio tiene permisos de administrador o no.</text:p>
        </text:list-item>
        <text:list-item>
          <text:p text:style-name="P63"><text:span text:style-name="T5">El puerto de conexión para el protocolo de LDAP es el </text:span><text:span text:style-name="T3">TCP 389. </text:span></text:p>
        </text:list-item>
      </text:list>
      <text:p text:style-name="P12"/>
      <text:p text:style-name="P4"><text:soft-page-break/>Cómo se allmacena la información en LDAP</text:p>
      <text:p text:style-name="P5">Estructura:</text:p>
      <text:list xml:id="list380586439" text:style-name="L2">
        <text:list-item>
          <text:p text:style-name="P64"><text:span text:style-name="T3">Entradas </text:span><text:span text:style-name="T19">→</text:span><text:span text:style-name="T3"> Objetos en Active Directory. </text:span><text:span text:style-name="T5">Estas entradas son </text:span><text:span text:style-name="T3">colecciones de atributos </text:span><text:span text:style-name="T5">con un </text:span><text:span text:style-name="T3">Nombre Distinguido </text:span><text:span text:style-name="T5">(</text:span><text:span text:style-name="T3">DN</text:span><text:span text:style-name="T5">). El nombre se utiliza para dar un idenfificador único e irrepetible a una entrada del directorio.</text:span></text:p>
        </text:list-item>
        <text:list-item>
          <text:p text:style-name="P64"><text:span text:style-name="T3">Atributos: </text:span><text:span text:style-name="T5">Son un tipo de identificador, Los atributos que pertenecen a una entrada deben ser obligatorios y otros opcionales.</text:span></text:p>
        </text:list-item>
        <text:list-item>
          <text:p text:style-name="P64"><text:span text:style-name="T3">LDIF: </text:span><text:span text:style-name="T5">El </text:span><text:span text:style-name="T3">Formato de Intercambio de Datos</text:span><text:span text:style-name="T5"> de LDAP es la representación en texto ASCII de las entradas LDAP, debe ser formato de los archivos que se usen para importar información a un directorio LDAP. Cuando se escriba una línea en blanco, significará el final de una entrada.</text:span></text:p>
        </text:list-item>
        <text:list-item>
          <text:p text:style-name="P64"><text:span text:style-name="T3">Árboles: </text:span><text:span text:style-name="T5">Es la </text:span><text:span text:style-name="T3">organización jerarquizada de entradas. </text:span><text:span text:style-name="T5">En una estructura de árbol, podremos encontrar un país en la parte superior y como principal.</text:span></text:p>
        </text:list-item>
      </text:list>
      <text:p text:style-name="P12"/>
      <text:p text:style-name="P5">Ejemplo:</text:p>
      <text:list xml:id="list271451643" text:style-name="L3">
        <text:list-item>
          <text:p text:style-name="P66">Un ejemplo de entrada de un directorio de LDAP puede ser:</text:p>
        </text:list-item>
      </text:list>
      <text:p text:style-name="P6">dn: cn=Jose Castillo,dc=profesionalreview,dc=com</text:p>
      <text:p text:style-name="P6">cn: Jose Castillo</text:p>
      <text:p text:style-name="P6">givenName: Jose</text:p>
      <text:p text:style-name="P6">sn: Castillo</text:p>
      <text:p text:style-name="P6">telephoneNumber: +34 666 666 666</text:p>
      <text:p text:style-name="P6">mail: usuario@profesionalreview.com</text:p>
      <text:p text:style-name="P6">objectClass: inetOrgPerson</text:p>
      <text:p text:style-name="P6">objectClass: organizationalPerson</text:p>
      <text:p text:style-name="P6">objectClass: person</text:p>
      <text:p text:style-name="P28">objectClass: top</text:p>
      <text:list xml:id="list3683622999" text:style-name="L4">
        <text:list-item>
          <text:p text:style-name="P67"><text:span text:style-name="T3">dn (domain name):</text:span><text:span text:style-name="T5"> nombre de entrada, pero no forma parte de la propia entrada. </text:span></text:p>
        </text:list-item>
        <text:list-item>
          <text:p text:style-name="P65"><text:span text:style-name="T3">dc:</text:span><text:span text:style-name="T5"> componente de dominio para identificar las partes del dominio donde se almacena el directorio LDAP. </text:span></text:p>
        </text:list-item>
        <text:list-item>
          <text:p text:style-name="P65"><text:span text:style-name="T3">cn (common name):</text:span><text:span text:style-name="T5"> nombre de atributo para identificar el nombre de usuario, por ejemplo </text:span></text:p>
        </text:list-item>
        <text:list-item>
          <text:p text:style-name="P65"><text:span text:style-name="T3">sn (surname):</text:span><text:span text:style-name="T5"> apellido del usuario </text:span></text:p>
        </text:list-item>
        <text:list-item>
          <text:p text:style-name="P65"><text:span text:style-name="T3">telephoneNumbre, mail…: </text:span><text:span text:style-name="T5">identificar de nombre para el atributo teléfono y correo electrónico. </text:span></text:p>
        </text:list-item>
        <text:list-item>
          <text:p text:style-name="P68"><text:soft-page-break/><text:span text:style-name="T3">objectClass:</text:span><text:span text:style-name="T5"> distintas entradas para definir las propiedades de los atributos </text:span></text:p>
        </text:list-item>
      </text:list>
      <text:p text:style-name="P27"/>
      <text:p text:style-name="P25">Estructura de una URL de acceso a LDAP</text:p>
      <text:p text:style-name="P27"/>
      <text:p text:style-name="P25">Al efectuar conexiones remotas a un servidor LDAP, necesitaremos del uso de direcciones URL para obtener información de éste. La estructura básica</text:p>
      <text:p text:style-name="P28">ldap://servidor:puerto/DN?atributos?ambito?filtros?extensiones</text:p>
      <text:list xml:id="list592621247" text:style-name="L5">
        <text:list-item>
          <text:p text:style-name="P29"><text:span text:style-name="T3">servidor o host</text:span><text:span text:style-name="T5">: es la dirección IP o nombre de dominio del servidor LDAP </text:span></text:p>
        </text:list-item>
        <text:list-item>
          <text:p text:style-name="P29"><text:span text:style-name="T3">puerto</text:span><text:span text:style-name="T5">: el puerto de conexión del servidor, por defecto será el 389 </text:span></text:p>
        </text:list-item>
        <text:list-item>
          <text:p text:style-name="P29"><text:span text:style-name="T3">DN</text:span><text:span text:style-name="T5">: nombre distinguido para usar en la búsqueda </text:span></text:p>
        </text:list-item>
        <text:list-item>
          <text:p text:style-name="P29"><text:span text:style-name="T3">Atributos</text:span><text:span text:style-name="T5">: es una lista de campos a devolver separados por comas </text:span></text:p>
        </text:list-item>
        <text:list-item>
          <text:p text:style-name="P29"><text:span text:style-name="T3">Ámbito o scope</text:span><text:span text:style-name="T5">: es el ámbito de la búsqueda </text:span></text:p>
        </text:list-item>
        <text:list-item>
          <text:p text:style-name="P29"><text:span text:style-name="T3">Filtros</text:span><text:span text:style-name="T5">: para filtra la búsqueda según el identificador del objeto, por ejemplo. </text:span></text:p>
        </text:list-item>
        <text:list-item>
          <text:p text:style-name="P69"><text:span text:style-name="T3">Extensiones</text:span><text:span text:style-name="T5">: serán las cadenas de caracteres extensiones de la URL en LDAP. </text:span></text:p>
        </text:list-item>
      </text:list>
      <text:p text:style-name="P26">Por ejemplo:</text:p>
      <text:p text:style-name="P28">ldap://ldap.profesionalreview.com/cn=Jose%20Castillo,dc=profesionalreview,cd=com</text:p>
      <text:p text:style-name="P27"/>
      <text:p text:style-name="P25">ACRONIMOS</text:p>
      <text:p text:style-name="P24"><text:span text:style-name="T3">LDAP </text:span><text:span text:style-name="T19">→</text:span><text:span text:style-name="T3"> Lightweight Directory Access Protocol</text:span></text:p>
      <text:p text:style-name="P24"><text:span text:style-name="T3">DN </text:span><text:span text:style-name="T19">→</text:span><text:span text:style-name="T3"> Distinguished Name</text:span></text:p>
      <text:p text:style-name="P24"><text:span text:style-name="T3">RDN </text:span><text:span text:style-name="T19">→</text:span><text:span text:style-name="T3"> Relative Distinguished Name</text:span></text:p>
      <text:p text:style-name="P24"><text:span text:style-name="T3">DIT </text:span><text:span text:style-name="T19">→</text:span><text:span text:style-name="T3"> Directory Information Tree </text:span></text:p>
      <text:p text:style-name="P24"><text:span text:style-name="T3">LDIF </text:span><text:span text:style-name="T19">→</text:span><text:span text:style-name="T3"> LDAP Data Interchange Format</text:span></text:p>
      <text:p text:style-name="P24"><text:span text:style-name="T3">OID </text:span><text:span text:style-name="T19">→</text:span><text:span text:style-name="T3"> Object Identifier</text:span></text:p>
      <text:p text:style-name="P12"/>
      <text:p text:style-name="P12"/>
      <text:p text:style-name="P12"/>
      <text:p text:style-name="P12"/>
      <text:p text:style-name="P24"><text:soft-page-break/><draw:frame draw:style-name="fr1" draw:name="1" text:anchor-type="as-char" svg:width="6.698in" style:rel-width="scale" svg:height="4.1043in" style:rel-height="scale" draw:z-index="0"><draw:object-ole xlink:href="./OleObj1" xlink:type="simple" xlink:show="embed" xlink:actuate="onLoad"/><draw:image xlink:href="./ObjectReplacements/OleObj1" xlink:type="simple" xlink:show="embed" xlink:actuate="onLoad"/></draw:frame><text:span text:style-name="T3">Distinguished Names</text:span></text:p>
      <text:p text:style-name="P5">Se escriben comenzando por abajo y se conecta cada nivel con comas.</text:p>
      <text:p text:style-name="P5">Tiene 2 partes:</text:p>
      <text:list xml:id="list1110486531" text:style-name="L6">
        <text:list-item>
          <text:p text:style-name="P58">El de la izquierda Relative Distinguished Name</text:p>
        </text:list-item>
        <text:list-item>
          <text:p text:style-name="P58">El resto es la Base Distinguished Name</text:p>
        </text:list-item>
      </text:list>
      <text:p text:style-name="P5">Por ejemplo: uid=mperez,ou=users,dc=escoladeltreball,dc=org</text:p>
      <text:p text:style-name="P5">A cada Base DN, cada RDN es único así no hay 2 entradas con el mismo DN.</text:p>
      <text:p text:style-name="P24"><draw:frame draw:style-name="fr1" draw:name="2" text:anchor-type="as-char" svg:width="5.25in" style:rel-width="scale" svg:height="2.9165in" style:rel-height="scale" draw:z-index="1"><draw:object-ole xlink:href="./OleObj2" xlink:type="simple" xlink:show="embed" xlink:actuate="onLoad"/><draw:image xlink:href="./ObjectReplacements/OleObj2" xlink:type="simple" xlink:show="embed" xlink:actuate="onLoad"/></draw:frame></text:p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">LDAP Entry</text:p>
      <text:list xml:id="list49882895" text:style-name="L7">
        <text:list-item>
          <text:p text:style-name="P59">Las entradas se componen por atributos.</text:p>
        </text:list-item>
        <text:list-item>
          <text:p text:style-name="P59">Los atributos consisten de varios tipos de valores.</text:p>
        </text:list-item>
        <text:list-item>
          <text:p text:style-name="P59">El tipo que se describe es la información.</text:p>
        </text:list-item>
        <text:list-item>
          <text:p text:style-name="P59">El valor es la información en formato texto.</text:p>
        </text:list-item>
      </text:list>
      <text:p text:style-name="P12"/>
      <text:p text:style-name="P4">LDAP Schema</text:p>
      <text:list xml:id="list3342843354" text:style-name="L8">
        <text:list-item>
          <text:p text:style-name="P60">El conjunto de reglas que describe que tipo de datos guarda.</text:p>
        </text:list-item>
        <text:list-item>
          <text:p text:style-name="P60">Mantiene la consistencia y la calidad de los datos.</text:p>
        </text:list-item>
        <text:list-item>
          <text:p text:style-name="P60">Reduce la duplicación de los datos</text:p>
        </text:list-item>
        <text:list-item>
          <text:p text:style-name="P60">El conjunto de reglas que describe que tipo de datos guarda.</text:p>
        </text:list-item>
        <text:list-item>
          <text:p text:style-name="P60">Mantiene la consistencia y la calidad de los datos.</text:p>
        </text:list-item>
      </text:list>
      <text:p text:style-name="P12"/>
      <text:p text:style-name="P4"/>
      <text:p text:style-name="P4">LDAP Schema</text:p>
      <text:list xml:id="list757340584" text:style-name="L9">
        <text:list-item>
          <text:p text:style-name="P61">Los atributos son obligatorios.</text:p>
        </text:list-item>
        <text:list-item>
          <text:p text:style-name="P61">Los<text:span text:style-name="T30"> atributos permitidos.</text:span></text:p>
        </text:list-item>
      </text:list>
      <text:p text:style-name="P13"/>
      <text:p text:style-name="P14">ATRIBUTOS</text:p>
      <text:list xml:id="list409395509" text:style-name="L10">
        <text:list-item>
          <text:p text:style-name="P30">Nombre --&gt; Identificador único</text:p>
        </text:list-item>
        <text:list-item>
          <text:p text:style-name="P30">OID --&gt; Secuencia de enteros separado por puntos</text:p>
        </text:list-item>
        <text:list-item>
          <text:p text:style-name="P30">SINTAXI</text:p>
        </text:list-item>
      </text:list>
      <text:p text:style-name="P15"/>
      <text:p text:style-name="P14"><text:soft-page-break/>LDIF</text:p>
      <text:p text:style-name="P15">LDAP Data Interchange Format</text:p>
      <text:list xml:id="list1278028646" text:style-name="L11">
        <text:list-item>
          <text:p text:style-name="P31">Representa entrades LDAP en texto plano.</text:p>
        </text:list-item>
        <text:list-item>
          <text:p text:style-name="P31">Es legible.</text:p>
        </text:list-item>
        <text:list-item>
          <text:p text:style-name="P31">Fácil de modificar.</text:p>
        </text:list-item>
        <text:list-item>
          <text:p text:style-name="P31">Es útil para hacer canvios masivos.</text:p>
        </text:list-item>
        <text:list-item>
          <text:p text:style-name="P31">Permite el uso de plantillas.</text:p>
        </text:list-item>
        <text:list-item>
          <text:p text:style-name="P31">Es bueno para hacer backups y exportar/importar datos a un otro sistema.</text:p>
        </text:list-item>
      </text:list>
      <text:p text:style-name="P16"/>
      <text:p text:style-name="P15"/>
      <text:p text:style-name="P15">PARA EXPORTAR DE LA BD A LDIF Y A LA VICEVERSA</text:p>
      <text:list xml:id="list1340347415" text:style-name="L12">
        <text:list-item>
          <text:p text:style-name="P32">slapcat: db a ldif</text:p>
        </text:list-item>
        <text:list-item>
          <text:p text:style-name="P32">slapdadd: ldif a db</text:p>
        </text:list-item>
      </text:list>
      <text:p text:style-name="P16"/>
      <text:p text:style-name="P14">LDAP Filtros de cerca</text:p>
      <text:p text:style-name="P15">Expresan los criterios que se han de cumplir para localizar una entrada. Los operadores son: </text:p>
      <text:p text:style-name="P15"/>
      <text:p text:style-name="P15"/>
      <text:p text:style-name="P21"><text:soft-page-break/><draw:frame draw:style-name="fr1" draw:name="3" text:anchor-type="as-char" svg:width="5.052in" style:rel-width="scale" svg:height="3.6146in" style:rel-height="scale" draw:z-index="2"><draw:object-ole xlink:href="./OleObj3" xlink:type="simple" xlink:show="embed" xlink:actuate="onLoad"/><draw:image xlink:href="./ObjectReplacements/OleObj3" xlink:type="simple" xlink:show="embed" xlink:actuate="onLoad"/></draw:frame></text:p>
      <text:p text:style-name="P16"/>
      <text:p text:style-name="P15">Ejemplo:</text:p>
      <text:p text:style-name="P21"><draw:frame draw:style-name="fr1" draw:name="4" text:anchor-type="as-char" svg:width="6in" style:rel-width="scale" svg:height="1.948in" style:rel-height="scale" draw:z-index="3"><draw:object-ole xlink:href="./OleObj4" xlink:type="simple" xlink:show="embed" xlink:actuate="onLoad"/><draw:image xlink:href="./ObjectReplacements/OleObj4" xlink:type="simple" xlink:show="embed" xlink:actuate="onLoad"/></draw:frame></text:p>
      <text:p text:style-name="P22"><text:span text:style-name="T20">1. </text:span><text:span text:style-name="T21">El primero hace que la clase de objeto sea una cuenta UNIX</text:span></text:p>
      <text:p text:style-name="P15">2. El segundo hace que el Common Name sea igual a Mickey M * con operador de metadatos = Es decir que hay más caracteres.</text:p>
      <text:p text:style-name="P15">3. El tercero es un OR de la ID de FRED o la ID de BILL</text:p>
      <text:p text:style-name="P15">4. El último es un AND de 2 consultas.</text:p>
      <text:p text:style-name="P16"/>
      <text:p text:style-name="P15">LDAP SEARCH SCOPE</text:p>
      <text:p text:style-name="P15">Tipo de abasto:</text:p>
      <text:p text:style-name="P21"><text:soft-page-break/><draw:frame draw:style-name="fr1" draw:name="5" text:anchor-type="as-char" svg:width="6in" style:rel-width="scale" svg:height="4.0835in" style:rel-height="scale" draw:z-index="4"><draw:object-ole xlink:href="./OleObj5" xlink:type="simple" xlink:show="embed" xlink:actuate="onLoad"/><draw:image xlink:href="./ObjectReplacements/OleObj5" xlink:type="simple" xlink:show="embed" xlink:actuate="onLoad"/></draw:frame></text:p>
      <text:p text:style-name="P16"/>
      <text:p text:style-name="P14">SLAPD.CONF</text:p>
      <text:p text:style-name="P16"/>
      <text:p text:style-name="P16"/>
      <text:p text:style-name="P16"/>
      <text:p text:style-name="P18">REPETIR LDAP + DOCKER</text:p>
      <text:p text:style-name="P13"/>
      <text:p text:style-name="P13"/>
      <text:p text:style-name="P22"><text:span text:style-name="T22">LDAP ENTRY </text:span><text:span text:style-name="T23">– PDF ASIX M06</text:span></text:p>
      <text:p text:style-name="P18">LEERSE </text:p>
      <text:list xml:id="list2891589159" text:style-name="L13">
        <text:list-item>
          <text:p text:style-name="P62">INTRODUCCIÓ A LDAP</text:p>
        </text:list-item>
        <text:list-item>
          <text:p text:style-name="P62">HOW TO ASIX LDAP</text:p>
        </text:list-item>
      </text:list>
      <text:p text:style-name="P18">+ ATENDER MAÑANA A CLASE</text:p>
      <text:p text:style-name="P18">+ REPETIR LDAP EN IMAGIN / CASA MAÑANA X2 VECES</text:p>
      <text:p text:style-name="P18">---------</text:p>
      <text:p text:style-name="P18"/>
      <text:p text:style-name="P18"/>
      <text:p text:style-name="P20"/>
      <text:p text:style-name="P20"><text:soft-page-break/>INSTALACIÓN Y CONFIGURACIÓN DE LDAP EN UBUNTU 20.04 FOCAL</text:p>
      <text:p text:style-name="P20"/>
      <text:list xml:id="list1173946970" text:style-name="L14">
        <text:list-item>
          <text:p text:style-name="P33">Actualizar los repositorios de UBUNTU.</text:p>
        </text:list-item>
        <text:list-item>
          <text:p text:style-name="P45"><text:span text:style-name="T27">Instalar el Docker en Ubuntu:<text:line-break/></text:span><text:a xlink:type="simple" xlink:href="https://www.digitalocean.com/community/tutorials/how-to-install-and-use-docker-on-ubuntu-20-04-es" text:style-name="Internet_20_link" text:visited-style-name="Visited_20_Internet_20_Link"><text:span text:style-name="T29">https://www.digitalocean.com/community/tutorials/how-to-install-and-use-docker-on-ubuntu-20-04-es</text:span></text:a></text:p>
        </text:list-item>
        <text:list-item>
          <text:p text:style-name="P33">Instalar el GIT.</text:p>
        </text:list-item>
        <text:list-item>
          <text:p text:style-name="P33">Los recursos del profesor están en:</text:p>
        </text:list-item>
      </text:list>
      <text:list xml:id="list3960266476" text:style-name="L15">
        <text:list-item>
          <text:p text:style-name="P70"><text:span text:style-name="T24">Web</text:span><text:span text:style-name="T22"> en @edt ASIX M06-ASO, del módulo.</text:span></text:p>
        </text:list-item>
        <text:list-item>
          <text:p text:style-name="P72">Github edtasixm06</text:p>
        </text:list-item>
        <text:list-item>
          <text:p text:style-name="P70"><text:span text:style-name="T24">Dockerhub images. </text:span><text:span text:style-name="T22">Imágenes de docker que se fabrican en el módulo.</text:span></text:p>
        </text:list-item>
      </text:list>
      <text:list xml:id="list3569934576" text:style-name="L16">
        <text:list-item>
          <text:p text:style-name="P48"><text:span text:style-name="T22">Los </text:span><text:span text:style-name="T24">containers de Docker </text:span><text:span text:style-name="T22">del curso 2020-2021 son:</text:span></text:p>
        </text:list-item>
      </text:list>
      <text:list xml:id="list227102891" text:style-name="L17">
        <text:list-item>
          <text:p text:style-name="P73">edtasixm06/ldap21:base</text:p>
        </text:list-item>
        <text:list-item>
          <text:p text:style-name="P73">..</text:p>
        </text:list-item>
        <text:list-item>
          <text:p text:style-name="P73">En mi caso será keshikid03/ldap21:base</text:p>
        </text:list-item>
      </text:list>
      <text:list xml:id="list2791252081" text:style-name="L18">
        <text:list-item>
          <text:p text:style-name="P46"><text:span text:style-name="T27">Github del profesor: </text:span><text:a xlink:type="simple" xlink:href="https://github.com/edtasixm06/ldap21.git" text:style-name="Internet_20_link" text:visited-style-name="Visited_20_Internet_20_Link"><text:span text:style-name="T29">https://github.com/edtasixm06/ldap21.git</text:span></text:a></text:p>
        </text:list-item>
        <text:list-item>
          <text:p text:style-name="P34">Conceptos generales de LDAP antes de instalar:</text:p>
        </text:list-item>
      </text:list>
      <text:list xml:id="list98279153" text:style-name="L19">
        <text:list-item>
          <text:p text:style-name="P71"><text:span text:style-name="T22">El fichero </text:span><text:span text:style-name="T24">slapd.conf</text:span><text:span text:style-name="T22"> --&gt; Contiene la configuración para generar la </text:span><text:span text:style-name="T24">base de datos, </text:span><text:span text:style-name="T22">es decir </text:span><text:span text:style-name="T24">el motor de LDAP.</text:span></text:p>
        </text:list-item>
        <text:list-item>
          <text:p text:style-name="P71"><text:span text:style-name="T22">El directorio </text:span><text:span text:style-name="T24">/etc/openldap/slapd.d </text:span><text:span text:style-name="T22">es donde se almacena la configuración en formato de estructura de </text:span><text:span text:style-name="T24">directorios LDIF. </text:span><text:span text:style-name="T22">Se transforma con el comando </text:span><text:span text:style-name="T24">slaptest </text:span><text:span text:style-name="T22">del fichero de configuración del </text:span><text:span text:style-name="T24">directorio.</text:span></text:p>
        </text:list-item>
        <text:list-item>
          <text:p text:style-name="P71"><text:span text:style-name="T22">El directorio </text:span><text:span text:style-name="T24">/var/lib/ldap </text:span><text:span text:style-name="T22">es donde se almacena por defecto la información, es decir los datos de la base de datos. Si hay varias bases de datos, hace falta un directorio diferente para cada una.</text:span></text:p>
        </text:list-item>
        <text:list-item>
          <text:p text:style-name="P71"><text:span text:style-name="T22">Se puede consultar con la orden </text:span><text:span text:style-name="T24">slapcat </text:span><text:span text:style-name="T22">e insertar datos de forma masiva en OFFLINE con la orden </text:span><text:span text:style-name="T24">slapadd </text:span><text:span text:style-name="T22">con el </text:span><text:span text:style-name="T24">servicio apagado</text:span><text:span text:style-name="T22">.</text:span></text:p>
        </text:list-item>
        <text:list-item>
          <text:p text:style-name="P71"><text:span text:style-name="T22">Para usar los ordenes de LDAP Cliente, hace falta que el servicio esté </text:span><text:soft-page-break/><text:span text:style-name="T24">encendido. </text:span><text:span text:style-name="T22">Hace falta conectar al servidor de </text:span><text:span text:style-name="T24">localhost.</text:span></text:p>
        </text:list-item>
      </text:list>
      <text:p text:style-name="P19"/>
      <text:p text:style-name="P19">Conceptos clave del funcionamiento:</text:p>
      <text:list xml:id="list1070448080" text:style-name="L20">
        <text:list-item>
          <text:p text:style-name="P49"><text:span text:style-name="T22">Hace falta que los permisos del directorio </text:span><text:span text:style-name="T24">/etc/openldap/slapd.d/ (slapd.d/*) </text:span><text:span text:style-name="T22">y el de </text:span><text:span text:style-name="T24">/var/lib/ldap </text:span><text:span text:style-name="T22">usando la orden </text:span><text:span text:style-name="T24">slapadd </text:span><text:span text:style-name="T22">deben asignarse como propiedad al usuario </text:span><text:span text:style-name="T24">openldap.openldap.</text:span></text:p>
        </text:list-item>
        <text:list-item>
          <text:p text:style-name="P49"><text:span text:style-name="T22">Los datos se pueden asignar a la base de datos con </text:span><text:span text:style-name="T24">ordenes del servidor </text:span><text:span text:style-name="T22">con el comando </text:span><text:span text:style-name="T24">slapadd (SERVIDOR) </text:span><text:span text:style-name="T22">y </text:span><text:span text:style-name="T24">órdenes de cliente ldapadd (CLIENTE) </text:span><text:span text:style-name="T22">que tienen características diferentes.</text:span></text:p>
        </text:list-item>
        <text:list-item>
          <text:p text:style-name="P49"><text:span text:style-name="T22">Siempre que se </text:span><text:span text:style-name="T24">modifique </text:span><text:span text:style-name="T22">la configuración del directorio </text:span><text:span text:style-name="T24">/etc/openldap/slapd.d</text:span><text:span text:style-name="T22"> o de los datos </text:span><text:span text:style-name="T24">/var/lib/ldap</text:span><text:span text:style-name="T22"> usando la orden de </text:span><text:span text:style-name="T24">slapadd </text:span><text:span text:style-name="T22">hace falta que se ponga como propiedad del usuario </text:span><text:span text:style-name="T24">openldap.openldap.</text:span></text:p>
        </text:list-item>
        <text:list-item>
          <text:p text:style-name="P49"><text:span text:style-name="T22">La carga de datos de forma masiva, se hace accediendo directamente al backend </text:span><text:span text:style-name="T24">con el servicio onffline, </text:span><text:span text:style-name="T22">con la orden de </text:span><text:span text:style-name="T24">slapadd.</text:span></text:p>
        </text:list-item>
        <text:list-item>
          <text:p text:style-name="P49"><text:span text:style-name="T22">Con el </text:span><text:span text:style-name="T24">servicio encendido</text:span><text:span text:style-name="T22">, añadir datos a la base de datos con la orden LDAP client </text:span><text:span text:style-name="T24">ldapadd. </text:span><text:span text:style-name="T22">La comunicación es del cliente al servidor usando el protocolo </text:span><text:span text:style-name="T24">LDAP.</text:span></text:p>
        </text:list-item>
        <text:list-item>
          <text:p text:style-name="P35">Asegurarse que las ordenes del cliente al servidor sean adecuadas, si no se indica se consulta al servidor de informática (Gandhi). Se recomienda usar la opción "-h localhost:389" para forzar la orden.</text:p>
        </text:list-item>
      </text:list>
      <text:p text:style-name="P18"/>
      <text:p text:style-name="P18"/>
      <text:p text:style-name="P19">INSTALACIÓN Y CREACIÓN DE UNA BD (EDT.ORG)</text:p>
      <text:p text:style-name="P19"/>
      <text:p text:style-name="P22"><text:span text:style-name="T22">El objetivo de este apartado es </text:span><text:span text:style-name="T24">instalar </text:span><text:span text:style-name="T22">el servidor, </text:span><text:span text:style-name="T24">eliminar </text:span><text:span text:style-name="T22">la BD por defecto que incorpora y </text:span><text:span text:style-name="T24">generar </text:span><text:span text:style-name="T22">una correspondiente a </text:span><text:span text:style-name="T24">"edt.org" </text:span><text:span text:style-name="T22">traducido como </text:span><text:span text:style-name="T24">"dc=edt,dc=org".</text:span></text:p>
      <text:p text:style-name="P22"><text:span text:style-name="T22">Cargar los </text:span><text:span text:style-name="T24">datos en offline</text:span><text:span text:style-name="T22"> (servidor apagado) de la organización </text:span><text:span text:style-name="T24">edt.org.</text:span></text:p>
      <text:p text:style-name="P22"><text:span text:style-name="T22">Restablecer el </text:span><text:span text:style-name="T24">propietario y grupo </text:span><text:span text:style-name="T22">a OPENLDAP.OPENLDAP para poder encender el </text:span><text:span text:style-name="T24">servicio slapd. </text:span></text:p>
      <text:p text:style-name="P22"><text:span text:style-name="T22">Una vez encendido el </text:span><text:span text:style-name="T24">servicio slapd </text:span><text:span text:style-name="T22">cargar los datos de los </text:span><text:span text:style-name="T24">usuarios </text:span><text:span text:style-name="T22">de </text:span><text:span text:style-name="T24">edt.org </text:span><text:span text:style-name="T22">y hacer </text:span><text:soft-page-break/><text:span text:style-name="T22">consultas con </text:span><text:span text:style-name="T24">ldapsearch. </text:span></text:p>
      <text:p text:style-name="P19">PARTE 1</text:p>
      <text:list xml:id="list1900505253" text:style-name="L21">
        <text:list-item>
          <text:p text:style-name="P51"><text:span text:style-name="T22">Crear una docker para LDAP: $ </text:span><text:span text:style-name="T25">docker run –rm –name ldap21:base -it debian </text:span><text:span text:style-name="T26">/ bin / bash</text:span></text:p>
        </text:list-item>
        <text:list-item>
          <text:p text:style-name="P50"><text:span text:style-name="T22">Instalar los paquetes de LDAP: </text:span><text:span text:style-name="T24"># apt-get install slapd ldap-utils</text:span><text:span text:style-name="T5">.</text:span></text:p>
        </text:list-item>
        <text:list-item>
          <text:p text:style-name="P51"><text:span text:style-name="T5">Borrar la </text:span><text:span text:style-name="T4">base de datos de ejemplo </text:span><text:span text:style-name="T7">que lleva incorporada.</text:span></text:p>
        </text:list-item>
        <text:list-item>
          <text:p text:style-name="P52"><text:span text:style-name="T7">A</text:span><text:span text:style-name="T6">ñadir el fichero </text:span><text:span text:style-name="T4">DB_CONFIG </text:span><text:span text:style-name="T6">al directorio de </text:span><text:span text:style-name="T8">var</text:span><text:span text:style-name="T9">lib/ldap. Está en el paquete de slapd. </text:span></text:p>
        </text:list-item>
        <text:list-item>
          <text:p text:style-name="P53"><text:span text:style-name="T10">Verificar el fichero de </text:span><text:span text:style-name="T9">slapd.conf </text:span><text:span text:style-name="T10">y generar a partir de este fichero el directorio de configuración </text:span><text:span text:style-name="T9">/etc/openldap/slapd.d. </text:span><text:span text:style-name="T10">Verificar el directorio creado y observar la estructura de datos </text:span><text:span text:style-name="T9">ldif</text:span><text:span text:style-name="T10"> que se ha generado.</text:span></text:p>
          <text:list>
            <text:list-item>
              <text:p text:style-name="P36">Nota: Se puede consultar el fichero de configuración en el apartado de confinguración.</text:p>
            </text:list-item>
            <text:list-item>
              <text:p text:style-name="P53"><text:span text:style-name="T10">Nota: Usar la orden de </text:span><text:span text:style-name="T9">slaptest </text:span><text:span text:style-name="T10">muestra warnings porque verifica la existencia de la base de datos y las bases de datos cuando aún no existen. Una vez hecha la orden se puede usar </text:span><text:span text:style-name="T9">slaptest -u </text:span><text:span text:style-name="T10">y si no muestra error ni warnings se puede continuar.</text:span></text:p>
            </text:list-item>
          </text:list>
        </text:list-item>
        <text:list-item>
          <text:p text:style-name="P53"><text:span text:style-name="T10">Hacer un dump de la base de datos generada observando la base de datos {1}, el monitor {2} y el propio </text:span><text:span text:style-name="T9">daemon </text:span><text:span text:style-name="T10">slapd{0}.</text:span></text:p>
        </text:list-item>
        <text:list-item>
          <text:p text:style-name="P53"><text:span text:style-name="T10">En este punto se ha generado la configuración y la estructura para una BD llamada </text:span><text:span text:style-name="T9">‘dc=edt,dc=org’ </text:span><text:span text:style-name="T10">pero no tiene ningún elemento, ninguna entrada, ni tampoco ni un nodo raíz.</text:span></text:p>
        </text:list-item>
      </text:list>
      <text:p text:style-name="P7">PARTE 2</text:p>
      <text:list xml:id="list3642823157" text:style-name="L22">
        <text:list-item>
          <text:p text:style-name="P54"><text:span text:style-name="T10">Cargar los datos de la organización </text:span><text:span text:style-name="T9">“edt.org”. </text:span><text:span text:style-name="T10">Se carga el nodo raíz y 3 </text:span><text:span text:style-name="T9">OU (Organization Unit) </text:span><text:span text:style-name="T10">pero no se cargan los datos de </text:span><text:span text:style-name="T9">usuario.</text:span></text:p>
        </text:list-item>
        <text:list-item>
          <text:p text:style-name="P54"><text:span text:style-name="T10">Estos datos se cargan con el </text:span><text:span text:style-name="T9">servicio apagado, </text:span><text:span text:style-name="T10">usando el comando </text:span><text:span text:style-name="T9">slapadd </text:span><text:span text:style-name="T10">accediendo directamente a bajo nivell a los ficheros de backend. </text:span><text:span text:style-name="T9">Observar el directorio de /var/lib/ldap.</text:span></text:p>
        </text:list-item>
        <text:list-item>
          <text:p text:style-name="P54"><text:span text:style-name="T10">Restaurar los permisos </text:span><text:span text:style-name="T9">apropiados de propietario </text:span><text:span text:style-name="T10">y </text:span><text:span text:style-name="T9">grupo </text:span><text:span text:style-name="T10">a </text:span><text:span text:style-name="T9">OPENLDAP.OPENLDAP del directorio de configuración / etc/openldap/slapd.d y </text:span><text:soft-page-break/><text:span text:style-name="T9">del directorio de datos /var/lib/ldap.</text:span></text:p>
        </text:list-item>
        <text:list-item>
          <text:p text:style-name="P54"><text:span text:style-name="T10">Encender el servicio </text:span><text:span text:style-name="T9">slapd </text:span><text:span text:style-name="T10">y verificar que está en marcha.</text:span></text:p>
        </text:list-item>
        <text:list-item>
          <text:p text:style-name="P54"><text:span text:style-name="T10">Consultar el contenido de la base de datos “dc=edt,dc=org” de la organización “edt.org”, con la orden </text:span><text:span text:style-name="T9">slapcat.</text:span></text:p>
        </text:list-item>
      </text:list>
      <text:p text:style-name="P8">PARTE 3</text:p>
      <text:list xml:id="list244474333" text:style-name="L23">
        <text:list-item>
          <text:p text:style-name="P47"><text:span text:style-name="T11">Añadir datos a la base de datos con la </text:span><text:span text:style-name="T13">orden de cliente ldapadd.</text:span></text:p>
        </text:list-item>
        <text:list-item>
          <text:p text:style-name="P37">Verificar los datos con ldapsearch. Hacer un volcado de datos con slapcat.</text:p>
        </text:list-item>
      </text:list>
      <text:p text:style-name="P8"/>
      <text:p text:style-name="P8"/>
      <text:p text:style-name="P9">LA INSTALACIÓN</text:p>
      <text:p text:style-name="P9"/>
      <text:list xml:id="list3150991143" text:style-name="L24">
        <text:list-item>
          <text:p text:style-name="P55"><text:span text:style-name="T16">Generamos una </text:span><text:span text:style-name="T12">imagen </text:span><text:span text:style-name="T16">de </text:span><text:span text:style-name="T12">DOCKER </text:span><text:span text:style-name="T16">para </text:span><text:span text:style-name="T12">LDAP. </text:span><text:span text:style-name="T14">$ docker run --rm --name ldap.edt.org -h ldap.edt.org -it keshikid03/ldap21:base /bin/bash </text:span><text:span text:style-name="T15">(Si ya tenemos la imagen creada y la queremos iniciar como -d (detach en Background))</text:span></text:p>
        </text:list-item>
        <text:list-item>
          <text:p text:style-name="P56"><text:span text:style-name="T17">S</text:span><text:span text:style-name="T16">i tenemos dudas nos podemos descargar el GIT o el Docker del profesor:</text:span></text:p>
          <text:list>
            <text:list-item>
              <text:p text:style-name="P56"><text:span text:style-name="T16">GIT: </text:span><text:a xlink:type="simple" xlink:href="https://github.com/edtasixm06/ldap21.git" text:style-name="Internet_20_link" text:visited-style-name="Visited_20_Internet_20_Link">https://github.com/edtasixm06/ldap21.git</text:a></text:p>
            </text:list-item>
            <text:list-item>
              <text:p text:style-name="P38">docker run --rm --name ldap.edt.org -h ldap.edt.org -d edtasixm06/ldap21:base</text:p>
            </text:list-item>
          </text:list>
        </text:list-item>
        <text:list-item>
          <text:p text:style-name="P39">Entramos en la docker.</text:p>
        </text:list-item>
        <text:list-item>
          <text:p text:style-name="P39">Realizamos primero un # <text:span text:style-name="T32">apt-get update. </text:span></text:p>
        </text:list-item>
        <text:list-item>
          <text:p text:style-name="P40">Instalamos paquetes básicos: <text:span text:style-name="T32"># apt-get install procps iproute2 vim nmap.</text:span></text:p>
        </text:list-item>
        <text:list-item>
          <text:p text:style-name="P40"><text:span text:style-name="T31">Luego instalamos unos paquetes básicos </text:span>de <text:span text:style-name="T32">LDAP. # apt-get -y install ldap-utils slapd.</text:span></text:p>
        </text:list-item>
        <text:list-item>
          <text:p text:style-name="P40">Miramos lo que hemos instalado con un <text:span text:style-name="T32">dpkg -L slapd | grep bin</text:span></text:p>
        </text:list-item>
        <text:list-item>
          <text:p text:style-name="P40">Miramos con un <text:span text:style-name="T32">tree </text:span>los <text:span text:style-name="T32">archivos de configuración slapd.conf</text:span> y el directorio de <text:span text:style-name="T32">slapd.d/*</text:span></text:p>
        </text:list-item>
        <text:list-item>
          <text:p text:style-name="P40">Miramos con el comando <text:span text:style-name="T32">slaptest </text:span>el estado de LDAP.</text:p>
        </text:list-item>
        <text:list-item>
          <text:p text:style-name="P40">Modificamos el fichero <text:span text:style-name="T32">slapd.conf </text:span>en <text:span text:style-name="T32">/etc/ldap/slapd.conf </text:span>y copiamos lo que ha puesto el profesor en su GITHUB.</text:p>
        </text:list-item>
        <text:list-item>
          <text:p text:style-name="P40">Con el comando de <text:span text:style-name="T32">slaptest -f slapd.conf -F slapd.d -u </text:span>ensamblamos el LDAP.</text:p>
        </text:list-item>
        <text:list-item>
          <text:p text:style-name="P40"><text:soft-page-break/>Con el comando <text:span text:style-name="T32">slapcat</text:span>, vemos la configuración de LDAP.</text:p>
        </text:list-item>
        <text:list-item>
          <text:p text:style-name="P42">Borramos con rm -rf slapd.d/* /var/lib/ldap/* todo el contenido por defecto que genera LDAP.</text:p>
        </text:list-item>
        <text:list-item>
          <text:p text:style-name="P40">Volvemos a copiar y pegar la configuración del GITHUB del profesor <text:span text:style-name="T32">slapd.conf </text:span>a nuestro <text:span text:style-name="T32">slapd.conf.</text:span></text:p>
        </text:list-item>
        <text:list-item>
          <text:p text:style-name="P40">Volvemos a hacer el comando: <text:span text:style-name="T32"><text:s/>slaptest -f slapd.conf -F slapd.d -u.</text:span></text:p>
        </text:list-item>
        <text:list-item>
          <text:p text:style-name="P41">Modificamos o añadimos al fichero <text:s/><text:span text:style-name="T32">organitzacio-edt.org.ldif </text:span>lo que hay del profesor.</text:p>
        </text:list-item>
        <text:list-item>
          <text:p text:style-name="P41">Hacemos un <text:span text:style-name="T32">slapadd -F /etc/ldap/slapd.d -l organitzacio-edt.org.ldif</text:span></text:p>
        </text:list-item>
        <text:list-item>
          <text:p text:style-name="P41">Con <text:span text:style-name="T32">slapcat -n0</text:span> (Vemos la configuración del sistema de LDAP), con <text:span text:style-name="T32">slapcat -n1</text:span> (La del usuario).</text:p>
        </text:list-item>
        <text:list-item>
          <text:p text:style-name="P41">Volvemos a ejecutar el <text:span text:style-name="T32">slaptest -f slapd.conf -F slapd.d -u</text:span></text:p>
        </text:list-item>
        <text:list-item>
          <text:p text:style-name="P41">Visualizamos resultado con <text:span text:style-name="T32">slapcat</text:span>.</text:p>
        </text:list-item>
        <text:list-item>
          <text:p text:style-name="P43">Cambiamos los permisos de ambos directorios: chown -R openldap.openldap slapd.d /var/lib/ldap</text:p>
        </text:list-item>
        <text:list-item>
          <text:p text:style-name="P41">Hacemos un ls -l /var/lib/ldap para ver el resultado.</text:p>
        </text:list-item>
        <text:list-item>
          <text:p text:style-name="P41">Un slapcat para verificar el resultado.</text:p>
        </text:list-item>
        <text:list-item>
          <text:p text:style-name="P41">Ahora modificamos <text:span text:style-name="T32">usuaris.edt.org.ldif </text:span>copiamos el contenido del profesor.</text:p>
          <text:p text:style-name="P44"/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libri1" svg:font-family="Calibri"/>
    <style:font-face style:name="Cambria Math" svg:font-family="'Cambria Math'"/>
    <style:font-face style:name="Gayathri Thin" svg:font-family="'Gayathri Thin'"/>
    <style:font-face style:name="Symbol" svg:font-family="Symbol"/>
    <style:font-face style:name="Gayathri Thin1" svg:font-family="'Gayathri Thin'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ize="13pt" style:font-size-asian="11.3500003814697pt" style:font-size-complex="13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07T19:54:00.242000000</dc:date>
    <meta:editing-duration>PT41M4S</meta:editing-duration>
    <meta:editing-cycles>6</meta:editing-cycles>
    <meta:generator>LibreOffice/6.4.7.2$Linux_X86_64 LibreOffice_project/40$Build-2</meta:generator>
    <meta:document-statistic meta:table-count="0" meta:image-count="0" meta:object-count="5" meta:page-count="14" meta:paragraph-count="194" meta:word-count="2166" meta:character-count="13254" meta:non-whitespace-character-count="11370"/>
  </office:meta>
</office:document-meta>
</file>